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list-style-name="L1">
      <style:text-properties officeooo:paragraph-rsid="001eab08"/>
    </style:style>
    <style:style style:name="P2" style:family="paragraph" style:parent-style-name="Standard" style:list-style-name="L1">
      <style:text-properties officeooo:paragraph-rsid="0076b99c"/>
    </style:style>
    <style:style style:name="P3" style:family="paragraph" style:parent-style-name="Standard" style:list-style-name="L1">
      <style:text-properties officeooo:paragraph-rsid="006d472e"/>
    </style:style>
    <style:style style:name="P4" style:family="paragraph" style:parent-style-name="Standard" style:list-style-name="L1">
      <style:text-properties style:use-window-font-color="true" loext:opacity="0%" officeooo:rsid="002543a8" officeooo:paragraph-rsid="002ab0f4"/>
    </style:style>
    <style:style style:name="P5" style:family="paragraph" style:parent-style-name="Standard" style:list-style-name="L1">
      <style:text-properties style:use-window-font-color="true" loext:opacity="0%" officeooo:rsid="002d9b8f" officeooo:paragraph-rsid="00391159"/>
    </style:style>
    <style:style style:name="P6" style:family="paragraph" style:parent-style-name="Standard" style:list-style-name="L1">
      <style:text-properties style:use-window-font-color="true" loext:opacity="0%" officeooo:rsid="0053c647" officeooo:paragraph-rsid="0053c647"/>
    </style:style>
    <style:style style:name="P7" style:family="paragraph" style:parent-style-name="Standard" style:list-style-name="L1">
      <style:text-properties style:use-window-font-color="true" loext:opacity="0%" officeooo:rsid="0060f373" officeooo:paragraph-rsid="0060f373"/>
    </style:style>
    <style:style style:name="P8" style:family="paragraph" style:parent-style-name="Standard" style:list-style-name="L1">
      <style:text-properties style:use-window-font-color="true" loext:opacity="0%" officeooo:rsid="006e699a" officeooo:paragraph-rsid="006e699a"/>
    </style:style>
    <style:style style:name="P9" style:family="paragraph" style:parent-style-name="Standard" style:list-style-name="L1">
      <style:text-properties style:use-window-font-color="true" loext:opacity="0%" officeooo:rsid="0071c735" officeooo:paragraph-rsid="00752b0f"/>
    </style:style>
    <style:style style:name="P10" style:family="paragraph" style:parent-style-name="Standard" style:list-style-name="L1">
      <style:text-properties style:use-window-font-color="true" loext:opacity="0%" officeooo:rsid="0076e97c" officeooo:paragraph-rsid="00781bf0"/>
    </style:style>
    <style:style style:name="P11" style:family="paragraph" style:parent-style-name="Standard" style:list-style-name="L1">
      <style:text-properties style:use-window-font-color="true" loext:opacity="0%" officeooo:rsid="0079461d" officeooo:paragraph-rsid="00879f83"/>
    </style:style>
    <style:style style:name="T1" style:family="text">
      <style:text-properties style:use-window-font-color="true" loext:opacity="0%" officeooo:rsid="001eab08"/>
    </style:style>
    <style:style style:name="T2" style:family="text">
      <style:text-properties style:use-window-font-color="true" loext:opacity="0%" officeooo:rsid="001f36e4"/>
    </style:style>
    <style:style style:name="T3" style:family="text">
      <style:text-properties style:use-window-font-color="true" loext:opacity="0%" officeooo:rsid="0059b5f5"/>
    </style:style>
    <style:style style:name="T4" style:family="text">
      <style:text-properties style:use-window-font-color="true" loext:opacity="0%" officeooo:rsid="0060f373"/>
    </style:style>
    <style:style style:name="T5" style:family="text">
      <style:text-properties style:use-window-font-color="true" loext:opacity="0%" officeooo:rsid="006bd5fc"/>
    </style:style>
    <style:style style:name="T6" style:family="text">
      <style:text-properties style:use-window-font-color="true" loext:opacity="0%" officeooo:rsid="005bfd55"/>
    </style:style>
    <style:style style:name="T7" style:family="text">
      <style:text-properties style:use-window-font-color="true" loext:opacity="0%" officeooo:rsid="005b090c"/>
    </style:style>
    <style:style style:name="T8" style:family="text">
      <style:text-properties style:use-window-font-color="true" loext:opacity="0%" officeooo:rsid="003eb76a"/>
    </style:style>
    <style:style style:name="T9" style:family="text">
      <style:text-properties style:use-window-font-color="true" loext:opacity="0%" officeooo:rsid="0044578c"/>
    </style:style>
    <style:style style:name="T10" style:family="text">
      <style:text-properties style:use-window-font-color="true" loext:opacity="0%" officeooo:rsid="0046b1dc"/>
    </style:style>
    <style:style style:name="T11" style:family="text">
      <style:text-properties style:use-window-font-color="true" loext:opacity="0%" officeooo:rsid="004142df"/>
    </style:style>
    <style:style style:name="T12" style:family="text">
      <style:text-properties style:use-window-font-color="true" loext:opacity="0%" officeooo:rsid="0043e2c3"/>
    </style:style>
    <style:style style:name="T13" style:family="text">
      <style:text-properties style:use-window-font-color="true" loext:opacity="0%" officeooo:rsid="004d12d5"/>
    </style:style>
    <style:style style:name="T14" style:family="text">
      <style:text-properties style:use-window-font-color="true" loext:opacity="0%" officeooo:rsid="0076b99c"/>
    </style:style>
    <style:style style:name="T15" style:family="text">
      <style:text-properties style:use-window-font-color="true" loext:opacity="0%" officeooo:rsid="004a1a31"/>
    </style:style>
    <style:style style:name="T16" style:family="text">
      <style:text-properties style:use-window-font-color="true" loext:opacity="0%" officeooo:rsid="004b1b3e"/>
    </style:style>
    <style:style style:name="T17" style:family="text">
      <style:text-properties style:use-window-font-color="true" loext:opacity="0%" officeooo:rsid="008c2064"/>
    </style:style>
    <style:style style:name="T18" style:family="text">
      <style:text-properties officeooo:rsid="0020c491"/>
    </style:style>
    <style:style style:name="T19" style:family="text">
      <style:text-properties officeooo:rsid="00218ddf"/>
    </style:style>
    <style:style style:name="T20" style:family="text">
      <style:text-properties officeooo:rsid="0026fd83"/>
    </style:style>
    <style:style style:name="T21" style:family="text">
      <style:text-properties officeooo:rsid="002a9b15"/>
    </style:style>
    <style:style style:name="T22" style:family="text">
      <style:text-properties officeooo:rsid="002ab0f4"/>
    </style:style>
    <style:style style:name="T23" style:family="text">
      <style:text-properties officeooo:rsid="002d34fb"/>
    </style:style>
    <style:style style:name="T24" style:family="text">
      <style:text-properties officeooo:rsid="00302e2c"/>
    </style:style>
    <style:style style:name="T25" style:family="text">
      <style:text-properties officeooo:rsid="0031860f"/>
    </style:style>
    <style:style style:name="T26" style:family="text">
      <style:text-properties officeooo:rsid="00322770"/>
    </style:style>
    <style:style style:name="T27" style:family="text">
      <style:text-properties officeooo:rsid="0033ae17"/>
    </style:style>
    <style:style style:name="T28" style:family="text">
      <style:text-properties officeooo:rsid="0034f869"/>
    </style:style>
    <style:style style:name="T29" style:family="text">
      <style:text-properties officeooo:rsid="0036467b"/>
    </style:style>
    <style:style style:name="T30" style:family="text">
      <style:text-properties officeooo:rsid="00372739"/>
    </style:style>
    <style:style style:name="T31" style:family="text">
      <style:text-properties officeooo:rsid="003781e7"/>
    </style:style>
    <style:style style:name="T32" style:family="text">
      <style:text-properties officeooo:rsid="00391159"/>
    </style:style>
    <style:style style:name="T33" style:family="text">
      <style:text-properties officeooo:rsid="003a29a4"/>
    </style:style>
    <style:style style:name="T34" style:family="text">
      <style:text-properties officeooo:rsid="004a1a31"/>
    </style:style>
    <style:style style:name="T35" style:family="text">
      <style:text-properties officeooo:rsid="00546594"/>
    </style:style>
    <style:style style:name="T36" style:family="text">
      <style:text-properties officeooo:rsid="0055dc3c"/>
    </style:style>
    <style:style style:name="T37" style:family="text">
      <style:text-properties officeooo:rsid="00570379"/>
    </style:style>
    <style:style style:name="T38" style:family="text">
      <style:text-properties officeooo:rsid="0062ae0d"/>
    </style:style>
    <style:style style:name="T39" style:family="text">
      <style:text-properties officeooo:rsid="006e699a"/>
    </style:style>
    <style:style style:name="T40" style:family="text">
      <style:text-properties officeooo:rsid="0070eac8"/>
    </style:style>
    <style:style style:name="T41" style:family="text">
      <style:text-properties officeooo:rsid="00752b0f"/>
    </style:style>
    <style:style style:name="T42" style:family="text">
      <style:text-properties officeooo:rsid="00781bf0"/>
    </style:style>
    <style:style style:name="T43" style:family="text">
      <style:text-properties officeooo:rsid="007a9d78"/>
    </style:style>
    <style:style style:name="T44" style:family="text">
      <style:text-properties officeooo:rsid="0059b5f5"/>
    </style:style>
    <style:style style:name="T45" style:family="text">
      <style:text-properties officeooo:rsid="0060f373"/>
    </style:style>
    <style:style style:name="T46" style:family="text">
      <style:text-properties officeooo:rsid="006bd5fc"/>
    </style:style>
    <style:style style:name="T47" style:family="text">
      <style:text-properties officeooo:rsid="005bfd55"/>
    </style:style>
    <style:style style:name="T48" style:family="text">
      <style:text-properties officeooo:rsid="005b090c"/>
    </style:style>
    <style:style style:name="T49" style:family="text">
      <style:text-properties officeooo:rsid="007acae6"/>
    </style:style>
    <style:style style:name="T50" style:family="text">
      <style:text-properties officeooo:rsid="007afd75"/>
    </style:style>
    <style:style style:name="T51" style:family="text">
      <style:text-properties officeooo:rsid="007fd8c8"/>
    </style:style>
    <style:style style:name="T52" style:family="text">
      <style:text-properties officeooo:rsid="0081a64a"/>
    </style:style>
    <style:style style:name="T53" style:family="text">
      <style:text-properties officeooo:rsid="00833c5a"/>
    </style:style>
    <style:style style:name="T54" style:family="text">
      <style:text-properties officeooo:rsid="0085e1b8"/>
    </style:style>
    <style:style style:name="T55" style:family="text">
      <style:text-properties officeooo:rsid="00879f83"/>
    </style:style>
    <style:style style:name="T56" style:family="text">
      <style:text-properties officeooo:rsid="008942c8"/>
    </style:style>
    <style:style style:name="T57" style:family="text">
      <style:text-properties officeooo:rsid="008dade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ext:span text:style-name="T1">CREATE DATABASE `db-aparaty`;<text:line-break/>CREATE USER </text:span><text:span text:style-name="T2">'</text:span><text:span text:style-name="T1">268419</text:span><text:span text:style-name="T2">'@'localhost' IDENTIFIED BY 'pawel419';<text:line-break/></text:span>GRANT SELECT, INSERT, UPDATE ON `db-aparaty`.* TO <text:span text:style-name="T19">'</text:span>268<text:span text:style-name="T18">419</text:span><text:span text:style-name="T19">'</text:span>@<text:span text:style-name="T19">'</text:span>localhost<text:span text:style-name="T19">'</text:span>;<text:line-break/></text:p>
        </text:list-item>
        <text:list-item>
          <text:p text:style-name="P4">CREATE TABLE Producent (<text:line-break/> ID INT AUTO_INCREMENT PRIMARY KEY,<text:line-break/> nazwa VARCHAR(50),<text:line-break/> kraj VARCHAR(20)<text:line-break/>);<text:line-break/><text:line-break/>CREATE TABLE Matryca (<text:line-break/> ID INT AUTO_INCREMENT PRIMARY KEY,<text:line-break/> przekatna DECIMAL(4, 2) NOT NULL CHECK(przekatna &gt; 0),<text:line-break/> rozdzielczosc DECIMAL(3, 1) NOT NULL CHECK(rozdzielczosc &gt; 0),<text:line-break/> typ VARCHAR(10) NOT NULL<text:line-break/>);<text:line-break/><text:span text:style-name="T20">ALTER TABLE Matryca AUTO_INCREMENT = 100;<text:line-break/><text:line-break/>CREATE TABLE Obiektyw (<text:line-break/> ID INT AUTO_INCREMENT PRIMARY KEY,<text:line-break/> model VARCHAR(30) NOT NULL,<text:line-break/> minPrzeslona FLOAT NOT NULL CHECK(minPrzeslona &gt;= 0),<text:line-break/> maxPrzeslona FLOAT NOT NULL CHECK (maxPrzeslona &gt;= 0),<text:line-break/> CHECK(minPrzeslona &lt; maxPrzeslona)<text:line-break/>);<text:line-break/><text:line-break/></text:span><text:span text:style-name="T21">CREATE TABLE Aparat (<text:line-break/> model VARCHAR(30) PRIMARY KEY,<text:line-break/> producent INT NOT NULL CHECK(producent &gt; </text:span><text:span text:style-name="T22">0</text:span><text:span text:style-name="T21">),<text:line-break/> </text:span><text:span text:style-name="T22">matryca INT NOT NULL CHECK(matryca &gt; 0),<text:line-break/> obiektyw INT NOT NULL CHECK(obiektyw &gt; 0),<text:line-break/> typ ENUM('kompaktowy', 'lustrzanka', 'profesjonalny', 'inny') </text:span><text:span text:style-name="T23">NOT NULL</text:span><text:span text:style-name="T22">,<text:line-break/> FOREIGN KEY (producent) REFERENCES Producent(ID),<text:line-break/> FOREIGN KEY (matryca) REFERENCES Matryca(ID),<text:line-break/> FOREIGN KEY (obiektyw) REFERENCES Obiektyw(ID)</text:span><text:span text:style-name="T21"><text:line-break/>);<text:line-break/></text:span></text:p>
        </text:list-item>
        <text:list-item>
          <text:p text:style-name="P5">INSERT INTO Producent (nazwa, kraj) VALUES('Prod1', 'Chiny'), ('Prod2', 'Chiny'), ('Prod3', 'Chiny'), ('Prod4', 'Chiny'), ('Prod5', 'Chiny'), ('Prod6', 'USA'), ('Prod7', 'USA'), ('Prod8', 'USA'), ('Prod9', 'USA'), ('Prod10', 'USA'), ('Prod11', 'Polska'), ('Prod12', 'Polska'), ('Prod13', 'Japonia'), ('Prod14', 'Japonia'), ('Prod15', 'Japonia');<text:line-break/>INSERT INTO Producent VALUES(<text:span text:style-name="T24">'String', </text:span>15, 15); # narusza ograniczenia<text:line-break/><text:line-break/>INSERT INTO <text:span text:style-name="T25">Matryca</text:span> (<text:span text:style-name="T25">przekatna, rozdzielczosc, typ</text:span>) VALUES(<text:span text:style-name="T25">1.04</text:span>, <text:span text:style-name="T25">1.1</text:span>, <text:span text:style-name="T25">'Typ1'</text:span>), (<text:span text:style-name="T25">2.16</text:span>, <text:span text:style-name="T25">2.5</text:span>, <text:span text:style-name="T25">'Typ2'</text:span>), (<text:span text:style-name="T25">3.62</text:span>, <text:span text:style-name="T25">3.1</text:span>, <text:span text:style-name="T25">'Typ3'</text:span>), (<text:span text:style-name="T25">4.71</text:span>, <text:span text:style-name="T25">4.1</text:span>, <text:span text:style-name="T25">'Typ4'</text:span>), (<text:span text:style-name="T25">5.71,</text:span> <text:span text:style-name="T25">5.2</text:span>, <text:span text:style-name="T25">'Typ</text:span><text:span text:style-name="T27">5</text:span><text:span text:style-name="T25">'</text:span>), (<text:span text:style-name="T27">6</text:span><text:span text:style-name="T25">.</text:span><text:span text:style-name="T27">15</text:span><text:span text:style-name="T25">,</text:span> <text:span text:style-name="T27">6</text:span><text:span text:style-name="T25">.</text:span><text:span text:style-name="T27">5</text:span>, <text:span text:style-name="T25">'Typ</text:span><text:span text:style-name="T27">6</text:span><text:span text:style-name="T25">'</text:span>), (<text:span text:style-name="T27">7</text:span><text:span text:style-name="T25">.</text:span><text:span text:style-name="T27">52</text:span><text:span text:style-name="T25">,</text:span> <text:span text:style-name="T27">7.8</text:span>, <text:span text:style-name="T25">'Typ</text:span><text:span text:style-name="T27">7</text:span><text:span text:style-name="T25">'</text:span>), (<text:span text:style-name="T27">8</text:span><text:span text:style-name="T25">.</text:span><text:span text:style-name="T27">72</text:span><text:span text:style-name="T25">,</text:span> <text:span text:style-name="T27">8</text:span><text:span text:style-name="T25">.</text:span><text:span text:style-name="T27">9</text:span>, <text:span text:style-name="T25">'Typ</text:span><text:span text:style-name="T27">8</text:span><text:span text:style-name="T25">'</text:span>), (<text:span text:style-name="T27">9.15</text:span><text:span text:style-name="T25">,</text:span> <text:span text:style-name="T27">9.4</text:span>, <text:span text:style-name="T25">'Typ</text:span><text:span text:style-name="T27">9</text:span><text:span text:style-name="T25">'</text:span>), (<text:span text:style-name="T27">10.26</text:span><text:span text:style-name="T25">,</text:span> <text:span text:style-name="T27">10.3</text:span>, <text:span text:style-name="T25">'Typ</text:span><text:span text:style-name="T27">10</text:span><text:span text:style-name="T25">'</text:span>), (<text:span text:style-name="T27">11</text:span><text:span text:style-name="T25">.</text:span><text:span text:style-name="T27">51</text:span><text:span text:style-name="T25">,</text:span> <text:span text:style-name="T27">11</text:span><text:span text:style-name="T25">.2</text:span>, <text:span text:style-name="T25">'Typ</text:span><text:span text:style-name="T27">11</text:span><text:span text:style-name="T25">'</text:span>), (<text:span text:style-name="T27">12</text:span><text:span text:style-name="T25">.</text:span><text:span text:style-name="T27">81</text:span><text:span text:style-name="T25">,</text:span> <text:span text:style-name="T27">12</text:span><text:span text:style-name="T25">.</text:span><text:span text:style-name="T27">5</text:span>, <text:span text:style-name="T25">'Typ</text:span><text:span text:style-name="T27">12</text:span><text:span text:style-name="T25">'</text:span>), (<text:span text:style-name="T27">13</text:span><text:span text:style-name="T25">.</text:span><text:span text:style-name="T27">45</text:span><text:span text:style-name="T25">,</text:span> <text:span text:style-name="T27">13.7</text:span>, <text:span text:style-name="T25">'Typ</text:span><text:span text:style-name="T27">13</text:span><text:span text:style-name="T25">'</text:span>), (<text:span text:style-name="T27">14</text:span><text:span text:style-name="T25">.</text:span><text:span text:style-name="T27">72</text:span><text:span text:style-name="T25">,</text:span> <text:span text:style-name="T27">14.7</text:span>, <text:span text:style-name="T25">'Typ</text:span><text:span text:style-name="T27">14</text:span><text:span text:style-name="T25">'</text:span>), (<text:span text:style-name="T27">1</text:span><text:span text:style-name="T25">5.7</text:span><text:span text:style-name="T27">2</text:span><text:span text:style-name="T25">,</text:span> <text:span text:style-name="T27">1</text:span><text:span text:style-name="T25">5.</text:span><text:span text:style-name="T26">5</text:span>, <text:span text:style-name="T25">'Typ</text:span><text:span text:style-name="T27">15</text:span><text:span text:style-name="T25">'</text:span>);<text:line-break/>INSERT INTO <text:span text:style-name="T25">Matryca </text:span>(<text:span text:style-name="T25">przekatna, rozdzielczosc, typ</text:span>) VALUES(<text:span text:style-name="T28">'abc'</text:span>, <text:span text:style-name="T28">'xyz'</text:span>, <text:span text:style-name="T25">'Typ1</text:span><text:span text:style-name="T27">6</text:span><text:span text:style-name="T25">'</text:span>); <text:span text:style-name="T27"># narusza ograniczenia<text:line-break/></text:span><text:soft-page-break/><text:span text:style-name="T27"><text:line-break/></text:span>INSERT INTO <text:span text:style-name="T28">Obiektyw </text:span>(<text:span text:style-name="T28">model</text:span><text:span text:style-name="T25">, </text:span><text:span text:style-name="T28">minPrzeslona</text:span><text:span text:style-name="T25">, </text:span><text:span text:style-name="T28">maxPrzeslona</text:span>) VALUES(<text:span text:style-name="T25">'</text:span><text:span text:style-name="T28">Model1</text:span><text:span text:style-name="T25">', </text:span><text:span text:style-name="T28">15.25, 18.14</text:span>), (<text:span text:style-name="T25">'</text:span><text:span text:style-name="T28">Model2</text:span><text:span text:style-name="T25">', </text:span><text:span text:style-name="T28">14.17, 15.15</text:span>), (<text:span text:style-name="T25">'</text:span><text:span text:style-name="T28">Model3</text:span><text:span text:style-name="T25">', </text:span><text:span text:style-name="T28">17.16, 20.72</text:span>), (<text:span text:style-name="T25">'</text:span><text:span text:style-name="T28">Model4</text:span><text:span text:style-name="T25">', </text:span><text:span text:style-name="T28">12.61, 15.15</text:span>), (<text:span text:style-name="T25">'</text:span><text:span text:style-name="T28">Model5</text:span><text:span text:style-name="T25">', </text:span><text:span text:style-name="T28">18.14, 21.52</text:span>), (<text:span text:style-name="T25">'</text:span><text:span text:style-name="T28">Model6</text:span><text:span text:style-name="T25">', </text:span><text:span text:style-name="T28">12.15, 14.82</text:span>), (<text:span text:style-name="T25">'</text:span><text:span text:style-name="T28">Model7</text:span><text:span text:style-name="T25">', </text:span><text:span text:style-name="T28">15.26, 17.52</text:span>), (<text:span text:style-name="T25">'</text:span><text:span text:style-name="T28">Model8</text:span><text:span text:style-name="T25">', </text:span><text:span text:style-name="T28">17.62, 18.44</text:span>), (<text:span text:style-name="T25">'</text:span><text:span text:style-name="T28">Model9</text:span><text:span text:style-name="T25">', </text:span><text:span text:style-name="T28">12.61, 13.24</text:span>), (<text:span text:style-name="T25">'</text:span><text:span text:style-name="T28">Model10</text:span><text:span text:style-name="T25">', </text:span><text:span text:style-name="T28">15.61, 16.72</text:span>), (<text:span text:style-name="T25">'</text:span><text:span text:style-name="T28">Model11</text:span><text:span text:style-name="T25">', </text:span><text:span text:style-name="T28">14.72, 18.26</text:span>), (<text:span text:style-name="T25">'</text:span><text:span text:style-name="T28">Model12</text:span><text:span text:style-name="T25">', </text:span><text:span text:style-name="T28">17.62, 18.27</text:span>), (<text:span text:style-name="T25">'</text:span><text:span text:style-name="T28">Model13</text:span><text:span text:style-name="T25">', </text:span><text:span text:style-name="T28">16.72, 17.62</text:span>), (<text:span text:style-name="T25">'</text:span><text:span text:style-name="T28">Model14</text:span><text:span text:style-name="T25">', </text:span><text:span text:style-name="T28">15.25, 16.52</text:span>), (<text:span text:style-name="T25">'</text:span><text:span text:style-name="T28">Model15</text:span><text:span text:style-name="T25">', </text:span><text:span text:style-name="T28">16.16, 16.72</text:span>)<text:span text:style-name="T28">;</text:span><text:line-break/>INSERT INTO <text:span text:style-name="T28">Obiektyw </text:span>(<text:span text:style-name="T28">model</text:span><text:span text:style-name="T25">, </text:span><text:span text:style-name="T28">minPrzeslona</text:span><text:span text:style-name="T25">, </text:span><text:span text:style-name="T28">maxPrzeslona</text:span>) VALUES(<text:span text:style-name="T25">'</text:span><text:span text:style-name="T28">Model1</text:span><text:span text:style-name="T29">6</text:span><text:span text:style-name="T25">', </text:span><text:span text:style-name="T28">15.</text:span><text:span text:style-name="T29">61</text:span><text:span text:style-name="T28">, 1</text:span><text:span text:style-name="T29">4</text:span><text:span text:style-name="T28">.</text:span><text:span text:style-name="T29">31</text:span>); <text:span text:style-name="T27"># narusza ograniczenia<text:line-break/><text:line-break/></text:span>INSERT INTO <text:span text:style-name="T29">Aparat</text:span> VALUES(<text:span text:style-name="T25">'</text:span><text:span text:style-name="T30">Nazwa1</text:span><text:span text:style-name="T25">', </text:span><text:span text:style-name="T30">1, 1</text:span><text:span text:style-name="T31">00</text:span><text:span text:style-name="T30">, 1, 'kompaktowy'</text:span>), (<text:span text:style-name="T25">'</text:span><text:span text:style-name="T30">Nazwa2</text:span><text:span text:style-name="T25">', </text:span><text:span text:style-name="T30">2, </text:span><text:span text:style-name="T31">101</text:span><text:span text:style-name="T30">, 2, 'kompaktowy'</text:span>), (<text:span text:style-name="T25">'</text:span><text:span text:style-name="T30">Nazwa</text:span><text:span text:style-name="T31">3</text:span><text:span text:style-name="T25">', </text:span><text:span text:style-name="T31">3</text:span><text:span text:style-name="T30">, </text:span><text:span text:style-name="T31">102</text:span><text:span text:style-name="T30">, </text:span><text:span text:style-name="T31">3</text:span><text:span text:style-name="T30">, 'kompaktowy'</text:span>), (<text:span text:style-name="T25">'</text:span><text:span text:style-name="T30">Nazwa</text:span><text:span text:style-name="T31">4</text:span><text:span text:style-name="T25">', </text:span><text:span text:style-name="T31">4</text:span><text:span text:style-name="T30">, </text:span><text:span text:style-name="T31">103</text:span><text:span text:style-name="T30">, </text:span><text:span text:style-name="T31">4</text:span><text:span text:style-name="T30">, 'kompaktowy'</text:span>), (<text:span text:style-name="T25">'</text:span><text:span text:style-name="T30">Nazwa</text:span><text:span text:style-name="T31">5</text:span><text:span text:style-name="T25">', </text:span><text:span text:style-name="T31">5</text:span><text:span text:style-name="T30">, </text:span><text:span text:style-name="T31">104</text:span><text:span text:style-name="T30">, </text:span><text:span text:style-name="T31">5</text:span><text:span text:style-name="T30">, 'kompaktowy'</text:span>), (<text:span text:style-name="T25">'</text:span><text:span text:style-name="T30">Nazwa</text:span><text:span text:style-name="T31">6</text:span><text:span text:style-name="T25">', </text:span><text:span text:style-name="T31">6</text:span><text:span text:style-name="T30">, </text:span><text:span text:style-name="T31">105</text:span><text:span text:style-name="T30">, </text:span><text:span text:style-name="T31">6</text:span><text:span text:style-name="T30">, '</text:span><text:span text:style-name="T31">lustrzanka</text:span><text:span text:style-name="T30">'</text:span>), (<text:span text:style-name="T25">'</text:span><text:span text:style-name="T30">Nazwa</text:span><text:span text:style-name="T31">7</text:span><text:span text:style-name="T25">', </text:span><text:span text:style-name="T31">7</text:span><text:span text:style-name="T30">, </text:span><text:span text:style-name="T31">106</text:span><text:span text:style-name="T30">, </text:span><text:span text:style-name="T31">7</text:span><text:span text:style-name="T30">, '</text:span><text:span text:style-name="T31">lustrzanka</text:span><text:span text:style-name="T30">'</text:span>), (<text:span text:style-name="T25">'</text:span><text:span text:style-name="T30">Nazwa</text:span><text:span text:style-name="T31">8</text:span><text:span text:style-name="T25">', </text:span><text:span text:style-name="T31">8</text:span><text:span text:style-name="T30">, </text:span><text:span text:style-name="T31">107</text:span><text:span text:style-name="T30">, </text:span><text:span text:style-name="T31">8</text:span><text:span text:style-name="T30">, '</text:span><text:span text:style-name="T31">lustrzanka</text:span><text:span text:style-name="T30">'</text:span>), (<text:span text:style-name="T25">'</text:span><text:span text:style-name="T30">Nazwa</text:span><text:span text:style-name="T31">9</text:span><text:span text:style-name="T25">', </text:span><text:span text:style-name="T31">9</text:span><text:span text:style-name="T30">, </text:span><text:span text:style-name="T31">108</text:span><text:span text:style-name="T30">, </text:span><text:span text:style-name="T31">9</text:span><text:span text:style-name="T30">, '</text:span><text:span text:style-name="T31">profesjonalny</text:span><text:span text:style-name="T30">'</text:span>), (<text:span text:style-name="T25">'</text:span><text:span text:style-name="T30">Nazwa</text:span><text:span text:style-name="T31">10</text:span><text:span text:style-name="T25">', </text:span><text:span text:style-name="T31">10</text:span><text:span text:style-name="T30">, </text:span><text:span text:style-name="T31">109</text:span><text:span text:style-name="T30">, </text:span><text:span text:style-name="T31">10</text:span><text:span text:style-name="T30">, '</text:span><text:span text:style-name="T31">profesjonalny</text:span><text:span text:style-name="T30">'</text:span>), (<text:span text:style-name="T25">'</text:span><text:span text:style-name="T30">Nazwa</text:span><text:span text:style-name="T31">11</text:span><text:span text:style-name="T25">', </text:span><text:span text:style-name="T31">5</text:span><text:span text:style-name="T30">, </text:span><text:span text:style-name="T31">104</text:span><text:span text:style-name="T30">, </text:span><text:span text:style-name="T31">1</text:span><text:span text:style-name="T30">, '</text:span><text:span text:style-name="T31">inny</text:span><text:span text:style-name="T30">'</text:span>), (<text:span text:style-name="T25">'</text:span><text:span text:style-name="T30">Nazwa</text:span><text:span text:style-name="T31">12</text:span><text:span text:style-name="T25">', </text:span><text:span text:style-name="T31">1</text:span><text:span text:style-name="T30">, </text:span><text:span text:style-name="T31">100</text:span><text:span text:style-name="T30">, </text:span><text:span text:style-name="T31">14</text:span><text:span text:style-name="T30">, '</text:span><text:span text:style-name="T31">inny</text:span><text:span text:style-name="T30">'</text:span>), (<text:span text:style-name="T25">'</text:span><text:span text:style-name="T30">Nazwa</text:span><text:span text:style-name="T31">13</text:span><text:span text:style-name="T25">', </text:span><text:span text:style-name="T31">7</text:span><text:span text:style-name="T30">, </text:span><text:span text:style-name="T31">109</text:span><text:span text:style-name="T30">, </text:span><text:span text:style-name="T31">3</text:span><text:span text:style-name="T30">, '</text:span><text:span text:style-name="T31">inny</text:span><text:span text:style-name="T30">'</text:span>), (<text:span text:style-name="T25">'</text:span><text:span text:style-name="T30">Nazwa</text:span><text:span text:style-name="T31">14</text:span><text:span text:style-name="T25">', </text:span><text:span text:style-name="T31">5</text:span><text:span text:style-name="T30">, </text:span><text:span text:style-name="T31">103</text:span><text:span text:style-name="T30">, </text:span><text:span text:style-name="T31">5</text:span><text:span text:style-name="T30">, '</text:span><text:span text:style-name="T31">inny</text:span><text:span text:style-name="T30">'</text:span>), (<text:span text:style-name="T25">'</text:span><text:span text:style-name="T30">Nazwa</text:span><text:span text:style-name="T31">15</text:span><text:span text:style-name="T25">', </text:span><text:span text:style-name="T31">15</text:span><text:span text:style-name="T30">, </text:span><text:span text:style-name="T31">101</text:span><text:span text:style-name="T30">, </text:span><text:span text:style-name="T31">5</text:span><text:span text:style-name="T30">, '</text:span><text:span text:style-name="T31">inny</text:span><text:span text:style-name="T30">'</text:span>)<text:span text:style-name="T28">;</text:span><text:line-break/>INSERT INTO <text:span text:style-name="T29">Aparat</text:span> VALUES(<text:span text:style-name="T25">'</text:span><text:span text:style-name="T30">Nazwa1</text:span><text:span text:style-name="T32">6</text:span><text:span text:style-name="T25">', </text:span><text:span text:style-name="T32">4</text:span><text:span text:style-name="T30">, 1</text:span><text:span text:style-name="T31">0</text:span><text:span text:style-name="T32">2</text:span><text:span text:style-name="T30">, </text:span><text:span text:style-name="T33">10</text:span><text:span text:style-name="T30">, '</text:span><text:span text:style-name="T32">String</text:span><text:span text:style-name="T30">'</text:span>); <text:span text:style-name="T27"># narusza ograniczenia<text:line-break/></text:span></text:p>
        </text:list-item>
        <text:list-item>
          <text:p text:style-name="P2"><text:span text:style-name="T8">DELIMITER $$<text:line-break/>CREATE PROC</text:span><text:span text:style-name="T9">E</text:span><text:span text:style-name="T8">DURE </text:span><text:span text:style-name="T10">Adder</text:span><text:span text:style-name="T8">(</text:span><text:span text:style-name="T17">arg VARCHAR(10)</text:span><text:span text:style-name="T8">)<text:line-break/>BEGIN<text:line-break/> </text:span><text:span text:style-name="T11">DECLARE i INT DEFAULT </text:span><text:span text:style-name="T12">16</text:span><text:span text:style-name="T11">;<text:line-break/> </text:span><text:span text:style-name="T12">DECLARE o INT;<text:line-break/> DECLARE m INT;<text:line-break/> DECLARE p INT;<text:line-break/> </text:span><text:span text:style-name="T13">DECLARE e INT;</text:span><text:span text:style-name="T11"><text:line-break/> WHILE i &lt; 1</text:span><text:span text:style-name="T12">16</text:span><text:span text:style-name="T11"> DO<text:line-break/> </text:span><text:span text:style-name="T12">SELECT ID INTO o FROM Obiektyw ORDER BY RAND() LIMIT 1;<text:line-break/> SELECT ID INTO m FROM Matryca ORDER BY RAND() LIMIT 1;<text:line-break/> SELECT ID INTO p FROM Producent ORDER BY RAND() LIMIT 1;<text:line-break/> </text:span><text:span text:style-name="T13">SELECT 1 + FLOOR(RAND()*4) INTO e;</text:span><text:span text:style-name="T12"><text:line-break/> INSERT INTO Aparat VALUES(CONCAT('Nazwa', </text:span><text:span text:style-name="T17">i, arg</text:span><text:span text:style-name="T12">), p, m, o, </text:span><text:span text:style-name="T13">e</text:span><text:span text:style-name="T12">);</text:span><text:span text:style-name="T11"><text:line-break/> SET i = i + 1;<text:line-break/> END WHILE;</text:span><text:span text:style-name="T8"><text:line-break/>END</text:span><text:span text:style-name="T12">$$</text:span><text:span text:style-name="T8"><text:line-break/>DELIMITER ;<text:line-break/><text:line-break/></text:span><text:span text:style-name="T14"># Modele się nie powtarzają </text:span>–<text:span text:style-name="T14"> mają różne nazwy</text:span><text:span text:style-name="T8"><text:line-break/></text:span><text:span text:style-name="T15"># Proc</text:span><text:span text:style-name="T16">e</text:span><text:span text:style-name="T15">dura nie może zostać utworzona/wykonana przez użytkownika '268419'@'localhost'<text:line-break/></text:span></text:p>
        </text:list-item>
        <text:list-item>
          <text:p text:style-name="P6">DELIMITER $$<text:line-break/>CREATE FUNCTION ProducerMaxDiagonal(id INT)<text:line-break/>RETURNS VARCHAR(30)<text:line-break/>BEGIN<text:line-break/> RETURN <text:span text:style-name="T36">(</text:span>SELECT Aparat.model FROM Aparat INNER JOIN Matryca ON Aparat.matryca = Matryca.ID <text:span text:style-name="T35">WHERE Aparat.producent=id </text:span>ORDER BY Matryca.przekatna DESC LIMIT 1<text:span text:style-name="T36">)</text:span>;<text:line-break/>END$$<text:line-break/>DEL<text:span text:style-name="T37">I</text:span>MITER ;<text:line-break/></text:p>
        </text:list-item>
        <text:list-item>
          <text:p text:style-name="P3"><text:soft-page-break/><text:span text:style-name="T3">DELIMITER $$<text:line-break/>CREATE TRIGGER ProducerCreat</text:span><text:span text:style-name="T4">e</text:span><text:span text:style-name="T3"><text:line-break/>BEFORE INSERT ON Aparat<text:line-break/></text:span>FOR EACH ROW<text:span text:style-name="T3"><text:line-break/>BEGIN<text:line-break/> IF </text:span><text:span text:style-name="T5">(</text:span><text:span text:style-name="T3">NEW.</text:span><text:span text:style-name="T6">p</text:span><text:span text:style-name="T3">roducent NOT IN </text:span><text:span text:style-name="T7">(SELECT ID FROM Producent)</text:span><text:span text:style-name="T5">)</text:span><text:span text:style-name="T7"> THEN<text:line-break/> INSERT INTO Producent VALUE</text:span><text:span text:style-name="T6">(NEW.producent, NULL, NULL);</text:span><text:span text:style-name="T7"><text:line-break/> END IF;</text:span><text:span text:style-name="T3"><text:line-break/>END$$<text:line-break/>DELIMITER ;<text:line-break/></text:span></text:p>
        </text:list-item>
        <text:list-item>
          <text:p text:style-name="P7">DELIMITER $$<text:line-break/>CREATE FUNCTION NoModels(id INT)<text:line-break/>RETURNS INT<text:line-break/>BEGIN<text:line-break/> RETURN (SELECT COUNT(*) FROM Aparat WHERE <text:span text:style-name="T39">Aparat.matryca</text:span> = id);<text:line-break/>END<text:span text:style-name="T38">$$</text:span><text:line-break/>DELIMITER ;<text:line-break/></text:p>
        </text:list-item>
        <text:list-item>
          <text:p text:style-name="P8">DELIMITER $$<text:line-break/>CREATE TRIGGER MatrycaRemove<text:line-break/>AFTER DELETE ON Aparat<text:line-break/>FOR EACH ROW<text:line-break/>BEGIN<text:line-break/> IF <text:span text:style-name="T40">NoModels(OLD.matryca)</text:span> = 0 THEN<text:line-break/> DELETE FROM Matryca WHERE ID = OLD.matryca;<text:line-break/> END IF;<text:line-break/>END$$<text:line-break/>DELIMITER ;<text:line-break/></text:p>
        </text:list-item>
        <text:list-item>
          <text:p text:style-name="P9">CREATE VIEW LustrzankiSpozaChin AS (<text:line-break/> SELECT Aparat.model, Producent.nazwa, Matryca.przekatna, Matryca.rozdzielczosc, Obiektyw.minPrzeslona, Obiektyw.maxPrzeslona FROM Aparat INNER JOIN Producent ON Aparat.producent = Producent.ID INNER JOIN Matryca ON Aparat.matryca = Matryca.ID INNER JOIN Obiektyw ON Aparat.obiektyw = Obiektyw.ID WHERE Aparat.typ = 'lustrzanka' AND Producent.kraj &lt;&gt; 'Chiny'<text:line-break/>);<text:line-break/><text:line-break/><text:span text:style-name="T41"># Widok</text:span><text:span text:style-name="T34"> nie może zostać utworzon</text:span><text:span text:style-name="T41">y</text:span><text:span text:style-name="T34"> przez użytkownika '268419'@'localhost'</text:span><text:line-break/></text:p>
        </text:list-item>
        <text:list-item>
          <text:p text:style-name="P10">CREATE VIEW AparatProducent AS (<text:line-break/> SELECT Producent.nazwa, Producent.kraj, Aparat.model FROM Producent INNER JOIN Aparat ON Producent.ID = Aparat.producent<text:line-break/>);<text:line-break/><text:line-break/><text:span text:style-name="T42">DELETE FROM Aparat WHERE model IN (SELECT model FROM AparatProducent WHERE kraj = 'Chiny');<text:line-break/><text:line-break/></text:span><text:soft-page-break/><text:span text:style-name="T42"># Widok się zmienił – nie posiada modeli wytworzonych przez producentów z Chin<text:line-break/></text:span></text:p>
        </text:list-item>
        <text:list-item>
          <text:p text:style-name="P11">ALTER TABLE Producent ADD COLUMN liczbaModeli INT NOT NULL;<text:line-break/><text:line-break/>UPDATE Producent SET liczbaModeli = (SELECT COUNT(*) FROM Aparat WHERE producent = Producent.ID);<text:line-break/><text:line-break/><text:span text:style-name="T43">DROP TRIGGER ProducerCreate;<text:line-break/><text:line-break/>DELIMITER $$<text:line-break/></text:span><text:span text:style-name="T44">CREATE TRIGGER ProducerCreat</text:span><text:span text:style-name="T45">e</text:span><text:span text:style-name="T44"><text:line-break/>BEFORE INSERT ON Aparat<text:line-break/></text:span><text:span text:style-name="T43">FOR EACH ROW</text:span><text:span text:style-name="T44"><text:line-break/>BEGIN<text:line-break/> IF </text:span><text:span text:style-name="T46">(</text:span><text:span text:style-name="T44">NEW.</text:span><text:span text:style-name="T47">p</text:span><text:span text:style-name="T44">roducent NOT IN </text:span><text:span text:style-name="T48">(SELECT ID FROM Producent)</text:span><text:span text:style-name="T46">)</text:span><text:span text:style-name="T48"> THEN<text:line-break/> INSERT INTO Producent VALUE</text:span><text:span text:style-name="T47">(NEW.producent, NULL, NULL, </text:span><text:span text:style-name="T57">0</text:span><text:span text:style-name="T47">);</text:span><text:span text:style-name="T48"><text:line-break/> END IF;</text:span><text:span text:style-name="T44"><text:line-break/>END$$<text:line-break/>DELIMITER ;<text:line-break/><text:line-break/></text:span><text:span text:style-name="T50">DELIMITER $$<text:line-break/>CREATE TRIGGER AparatInsert<text:line-break/>AFTER INSERT ON Aparat<text:line-break/>FOR EACH ROW<text:line-break/>BEGIN<text:line-break/><text:tab/>UPDATE Producent SET liczbaModeli = </text:span><text:span text:style-name="T51">liczbaModeli + 1 WHERE</text:span><text:span text:style-name="T50"> </text:span><text:span text:style-name="T51">Producent.ID = NEW.producent</text:span><text:span text:style-name="T50">;<text:line-break/>END$$<text:line-break/>DELIMITER ;<text:line-break/><text:line-break/>DELIMITER $$<text:line-break/>CREATE TRIGGER Aparat</text:span><text:span text:style-name="T52">Update</text:span><text:span text:style-name="T50"><text:line-break/>AFTER </text:span><text:span text:style-name="T52">UPDATE</text:span><text:span text:style-name="T50"> ON Aparat<text:line-break/>FOR EACH ROW<text:line-break/>BEGIN<text:line-break/><text:tab/>UPDATE Producent SET liczbaModeli = </text:span><text:span text:style-name="T51">liczbaModeli + 1 WHERE</text:span><text:span text:style-name="T50"> </text:span><text:span text:style-name="T51">Producent.ID = NEW.producent</text:span><text:span text:style-name="T50">;<text:line-break/><text:tab/></text:span><text:span text:style-name="T53">UPDATE Producent SET liczbaModeli = liczbaModeli - 1 WHERE Producent.ID = OLD.producent;</text:span><text:span text:style-name="T50"><text:line-break/>END$$<text:line-break/>DELIMITER ;<text:line-break/><text:line-break/>DELIMITER $$<text:line-break/>CREATE TRIGGER Aparat</text:span><text:span text:style-name="T54">Delete</text:span><text:span text:style-name="T50"><text:line-break/>AFTER </text:span><text:span text:style-name="T54">DELETE </text:span><text:span text:style-name="T50">ON Aparat<text:line-break/>FOR EACH ROW<text:line-break/>BEGIN<text:line-break/><text:tab/>UPDATE Producent SET liczbaModeli = </text:span><text:span text:style-name="T51">liczbaModeli - 1 WHERE</text:span><text:span text:style-name="T50"> </text:span><text:span text:style-name="T51">Producent.ID = </text:span><text:span text:style-name="T54">OLD</text:span><text:span text:style-name="T51">.producent</text:span><text:span text:style-name="T50">;<text:line-break/></text:span><text:soft-page-break/><text:span text:style-name="T50">END$$<text:line-break/>DELIMITER ;<text:line-break/><text:line-break/></text:span><text:span text:style-name="T55"># Trigger nie może zostać utworzony przez</text:span><text:span text:style-name="T34"> użytkownika '268419'@'localhost<text:line-break/></text:span><text:span text:style-name="T56"># będzie natomiast wciąż działał podczas operacji na tabelach wykonywanych przez tego użytkowania</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19:15:26.421393308</meta:creation-date>
    <dc:date>2022-11-23T13:41:46.093034473</dc:date>
    <meta:editing-duration>P1DT4H12M13S</meta:editing-duration>
    <meta:editing-cycles>102</meta:editing-cycles>
    <meta:generator>LibreOffice/7.4.2.3$Linux_X86_64 LibreOffice_project/40$Build-3</meta:generator>
    <meta:document-statistic meta:table-count="0" meta:image-count="0" meta:object-count="0" meta:page-count="5" meta:paragraph-count="11" meta:word-count="918" meta:character-count="6836" meta:non-whitespace-character-count="5861"/>
  </office:meta>
</office:document-meta>
</file>